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570000005723E854957A866E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145cm" svg:y="0.582cm" svg:width="3.069cm" svg:height="3.069cm" draw:z-index="0"><draw:image xlink:href="Pictures/10000200000000570000005723E854957A866E1F.png" xlink:type="simple" xlink:show="embed" xlink:actuate="onLoad" loext:mime-type="image/png"/></draw:frame><draw:frame draw:style-name="fr1" draw:name="Image2" text:anchor-type="paragraph" svg:x="1.356cm" svg:y="4.152cm" svg:width="4.129cm" svg:height="4.129cm" draw:z-index="1"><draw:image xlink:href="Pictures/10000200000000570000005723E854957A866E1F.png" xlink:type="simple" xlink:show="embed" xlink:actuate="onLoad" loext:mime-type="image/png"/></draw:frame><draw:frame draw:style-name="fr1" draw:name="Image3" text:anchor-type="paragraph" svg:x="1.304cm" svg:y="10.396cm" svg:width="5.902cm" svg:height="5.902cm" draw:z-index="2"><draw:image xlink:href="Pictures/10000200000000570000005723E854957A866E1F.png" xlink:type="simple" xlink:show="embed" xlink:actuate="onLoad" loext:mime-type="image/png"/></draw:frame><draw:frame draw:style-name="fr1" draw:name="Image4" text:anchor-type="paragraph" svg:x="1.33cm" svg:y="16.826cm" svg:width="8.839cm" svg:height="8.839cm" draw:z-index="3"><draw:image xlink:href="Pictures/10000200000000570000005723E854957A866E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59:51.450849937</meta:creation-date>
    <dc:date>2019-10-11T16:05:35.234478753</dc:date>
    <meta:editing-duration>PT5M4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